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75542" officeooo:paragraph-rsid="00175542"/>
    </style:style>
    <style:style style:name="P3" style:family="paragraph" style:parent-style-name="Title">
      <style:text-properties officeooo:rsid="000bc6a3" officeooo:paragraph-rsid="000bc6a3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 style:font-weight-asian="normal"/>
    </style:style>
    <style:style style:name="T2" style:family="text">
      <style:text-properties officeooo:rsid="00178b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歸舟人</text:p>
      <text:p text:style-name="P1"/>
      <text:p text:style-name="P1"><text:span text:style-name="T1">夜色蒼茫月朦朧</text:span><text:line-break/><text:span text:style-name="T1">星河閃閃歸舟人</text:span><text:line-break/><text:span text:style-name="T1">夢中有你心有家</text:span><text:line-break/><text:span text:style-name="T1">心裏有家枕是岸</text:span><text:line-break/><text:span text:style-name="T1">萬家燈火盼春歸</text:span><text:line-break/><text:span text:style-name="T1">獨夜遊人煙作伴</text:span></text:p>
      <text:p text:style-name="P1"/>
      <text:p text:style-name="P1">——</text:p>
      <text:p text:style-name="P2">2021.1.<text:span text:style-name="T2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3-22T12:46:25.863989060</dc:date>
    <meta:editing-duration>PT20M14S</meta:editing-duration>
    <meta:editing-cycles>17</meta:editing-cycles>
    <meta:document-statistic meta:table-count="0" meta:image-count="0" meta:object-count="0" meta:page-count="1" meta:paragraph-count="4" meta:word-count="46" meta:character-count="61" meta:non-whitespace-character-count="56"/>
  </office:meta>
</office:document-meta>
</file>